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margin-top="0cm" fo:margin-bottom="0.423cm" style:contextual-spacing="false"/>
    </style:style>
    <style:style style:name="P6" style:family="paragraph" style:parent-style-name="Standard">
      <style:paragraph-properties fo:margin-top="0cm" fo:margin-bottom="0.423cm" style:contextual-spacing="false"/>
      <style:text-properties fo:language="en" fo:country="GB"/>
    </style:style>
    <style:style style:name="P7" style:family="paragraph" style:parent-style-name="Standard">
      <style:paragraph-properties fo:margin-top="0cm" fo:margin-bottom="0.423cm" style:contextual-spacing="false" fo:padding="0cm" fo:border="2.49pt solid #000000"/>
    </style:style>
    <style:style style:name="P8" style:family="paragraph" style:parent-style-name="Standard">
      <style:paragraph-properties style:border-line-width-left="0.002cm 0.088cm 0.088cm" style:border-line-width-right="0.088cm 0.035cm 0.035cm" style:border-line-width-top="0.002cm 0.088cm 0.088cm" style:border-line-width-bottom="0.088cm 0.035cm 0.035cm" fo:padding="0cm" fo:border-left="5.05pt double #c0c0c0" fo:border-right="4.51pt double #c0c0c0" fo:border-top="5.05pt double #c0c0c0" fo:border-bottom="4.51pt double #c0c0c0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fo:language="de" fo:country="AT"/>
    </style:style>
    <style:style style:name="P12" style:family="paragraph" style:parent-style-name="aufgabe">
      <style:text-properties fo:language="de" fo:country="AT"/>
    </style:style>
    <style:style style:name="P13" style:family="paragraph" style:parent-style-name="Standard" style:list-style-name="L1">
      <style:text-properties fo:language="de" fo:country="AT"/>
    </style:style>
    <style:style style:name="P14" style:family="paragraph" style:parent-style-name="Standard" style:list-style-name="WW8Num45">
      <style:text-properties fo:language="en" fo:country="US"/>
    </style:style>
    <style:style style:name="P15" style:family="paragraph" style:parent-style-name="Standard" style:list-style-name="WW8Num16">
      <style:paragraph-properties fo:margin-top="0.176cm" fo:margin-bottom="0.176cm" style:contextual-spacing="false"/>
    </style:style>
    <style:style style:name="P16" style:family="paragraph" style:parent-style-name="Standard" style:list-style-name="WW8Num71">
      <style:paragraph-properties fo:margin-top="0.176cm" fo:margin-bottom="0.176cm" style:contextual-spacing="false"/>
    </style:style>
    <style:style style:name="P17" style:family="paragraph" style:parent-style-name="aufgabe">
      <style:text-properties fo:language="de" fo:country="AT" officeooo:paragraph-rsid="00114908"/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language="de" fo:country="A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it" fo:country="IT"/>
    </style:style>
    <style:style style:name="T5" style:family="text">
      <style:text-properties fo:language="fr" fo:country="F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Verdana3" style:font-name-asian="Times New Roman" style:font-name-complex="Times New Roman"/>
    </style:style>
    <style:style style:name="T9" style:family="text">
      <style:text-properties style:font-name="Verdana3" style:text-underline-style="solid" style:text-underline-width="auto" style:text-underline-color="font-color" style:font-name-asian="Times New Roman" style:font-name-complex="Times New Roman"/>
    </style:style>
    <style:style style:name="T10" style:family="text">
      <style:text-properties officeooo:rsid="00114908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9"><text:a xlink:type="simple" xlink:href="#__RefHeading__3891_2072977508" text:style-name="Internet_20_link" text:visited-style-name="Internet_20_link">1. </text:a>Aufgaben: php<text:tab/>1</text:p>
          <text:p text:style-name="P20"><text:a xlink:type="simple" xlink:href="#__RefHeading__3893_2072977508" text:style-name="Internet_20_link" text:visited-style-name="Internet_20_link">1.1. </text:a>Aufgabe: VA - Veranstaltungskalender<text:tab/>1</text:p>
          <text:p text:style-name="P18"><text:a xlink:type="simple" xlink:href="#__RefHeading__3895_2072977508" text:style-name="Internet_20_link" text:visited-style-name="Internet_20_link">1.1.1. </text:a>VA und ODBC/JDBC<text:tab/>1</text:p>
          <text:p text:style-name="P18"><text:a xlink:type="simple" xlink:href="#__RefHeading__3897_2072977508" text:style-name="Internet_20_link" text:visited-style-name="Internet_20_link">1.1.2. </text:a>VA und PHP<text:tab/>2</text:p>
          <text:p text:style-name="P20"><text:a xlink:type="simple" xlink:href="#__RefHeading__3899_2072977508" text:style-name="Internet_20_link" text:visited-style-name="Internet_20_link">1.2. </text:a>Aufgabe: FAQ<text:tab/>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3891_2072977508"/><text:span text:style-name="T10">Aufgaben</text:span>: php<text:bookmark-end text:name="__RefHeading__3891_2072977508"/></text:h>
      <text:h text:style-name="Heading_20_2" text:outline-level="2"><text:bookmark-start text:name="__RefHeading__3893_2072977508"/><text:span text:style-name="T10">Aufgabe</text:span>: <text:span text:style-name="T10">VA -</text:span> Veranstaltungskalender<text:bookmark-end text:name="__RefHeading__3893_2072977508"/></text:h>
      <text:p text:style-name="P1"/>
      <text:h text:style-name="Heading_20_3" text:outline-level="3"><text:bookmark-start text:name="__RefHeading__3895_2072977508"/>VA und ODBC/JDBC<text:bookmark-end text:name="__RefHeading__3895_2072977508"/></text:h>
      <text:p text:style-name="aufgabe"><text:span text:style-name="T1">1. <text:line-break/>Erstellen Sie folg. </text:span><text:span text:style-name="T2">Tabelle</text:span></text:p>
      <text:p text:style-name="P2"/>
      <text:p text:style-name="P2">CREATE TABLE VA_VERANSTALTUNGEN </text:p>
      <text:p text:style-name="P2">( </text:p>
      <text:p text:style-name="P2"><text:s text:c="2"/>ID <text:s text:c="15"/><text:tab/>NUMBER (10) <text:s text:c="2"/><text:tab/>PRIMARY KEY, </text:p>
      <text:p text:style-name="P2"><text:s text:c="2"/>TITEL <text:s text:c="8"/><text:tab/>VARCHAR (80) <text:s/><text:tab/>NOT NULL, </text:p>
      <text:p text:style-name="Standard"><text:span text:style-name="T2"><text:s text:c="2"/></text:span><text:span text:style-name="T1">UTITEL <text:s text:c="7"/><text:tab/>VARCHAR (240), </text:span></text:p>
      <text:p text:style-name="P1"><text:s text:c="2"/>VERANSTALTER <text:s/><text:tab/>VARCHAR (80) <text:s/><text:tab/>NOT NULL, </text:p>
      <text:p text:style-name="Standard"><text:span text:style-name="T1"><text:s text:c="2"/></text:span><text:span text:style-name="T2">ORT <text:s text:c="10"/><text:tab/>VARCHAR (80) <text:s/><text:tab/>NOT NULL, </text:span></text:p>
      <text:p text:style-name="P2"><text:s text:c="2"/>DATUM <text:s text:c="8"/><text:tab/>DATE <text:s text:c="9"/><text:tab/>NOT NULL, </text:p>
      <text:p text:style-name="Standard"><text:span text:style-name="T2"><text:s text:c="2"/></text:span><text:span text:style-name="T1">ZEIT <text:s text:c="9"/><text:tab/>VARCHAR (5) <text:s/><text:tab/>NOT NULL, </text:span></text:p>
      <text:p text:style-name="P1"><text:s text:c="2"/>KONTAKT <text:s text:c="6"/><text:tab/>VARCHAR (240), </text:p>
      <text:p text:style-name="P1"><text:s text:c="2"/>BESCHREIBUNG <text:s/><text:tab/>VARCHAR (1000), </text:p>
      <text:p text:style-name="P1"><text:s text:c="2"/>TYP <text:s text:c="10"/><text:tab/>VARCHAR (40), </text:p>
      <text:p text:style-name="P1"><text:s text:c="2"/>VORTRAGENDE <text:s text:c="2"/><text:tab/>VARCHAR (80), </text:p>
      <text:p text:style-name="P1"><text:s text:c="2"/>ZUGANG <text:s text:c="7"/><text:tab/>VARCHAR (40), </text:p>
      <text:p text:style-name="Standard"><text:span text:style-name="T1"><text:s text:c="2"/></text:span><text:span text:style-name="T2">CREATEUSER <text:s text:c="3"/><text:tab/>VARCHAR (40), </text:span></text:p>
      <text:p text:style-name="P2"><text:s text:c="2"/>CREATEDATE <text:s text:c="3"/><text:tab/>DATE, </text:p>
      <text:p text:style-name="Standard"><text:span text:style-name="T2"><text:s text:c="2"/></text:span><text:span text:style-name="T1">MODIFYUSER <text:s text:c="3"/><text:tab/>VARCHAR (40), </text:span></text:p>
      <text:p text:style-name="P1"><text:s text:c="2"/>MODIFYDATE <text:s text:c="3"/><text:tab/>DATE</text:p>
      <text:p text:style-name="P1"/>
      <text:p text:style-name="P1">);</text:p>
      <text:p text:style-name="P1"/>
      <text:p text:style-name="P1"/>
      <text:p text:style-name="P12">2. <text:line-break/>Erstellen sie einen Zugang mit Bericht/Form, um Daten in der Tabelle bearbeiten zu können.<text:line-break/>(ms-access oder openoffice oder ….</text:p>
      <text:list xml:id="list1358357738228964816" text:style-name="L1">
        <text:list-item>
          <text:list>
            <text:list-item>
              <text:p text:style-name="P13">Formular zum Erfassen</text:p>
            </text:list-item>
            <text:list-item>
              <text:p text:style-name="P13">Bericht </text:p>
            </text:list-item>
          </text:list>
        </text:list-item>
      </text:list>
      <text:p text:style-name="P1"/>
      <text:p text:style-name="P1"/>
      <text:p text:style-name="P12">3.<text:line-break/>BENACHRICHTIGUNGSSYSTEM:</text:p>
      <text:p text:style-name="P1"><text:soft-page-break/><text:s text:c="3"/>Erweitere obigen DB-Entwurf mit VA_INTERESSENTEN (ID, VNAME, LNAME, EMAIL).</text:p>
      <text:p text:style-name="Standard"><text:span text:style-name="T1"><text:s text:c="3"/></text:span><text:span text:style-name="T4">a) <text:s text:c="3"/>und erstelle ein Erfassungsformular (insert, update, delete)</text:span></text:p>
      <text:p text:style-name="P3"/>
      <text:p text:style-name="Standard"><text:span text:style-name="T4"><text:s text:c="3"/></text:span><text:span text:style-name="T1">b) die in dieser Tabelle eingetragenen personen sollen bei insert, update, delete der</text:span></text:p>
      <text:p text:style-name="P1"><text:s text:c="3"/>VA-VERANSTALTUNGEN per mail benachrichtigt werden.</text:p>
      <text:p text:style-name="P1"/>
      <text:p text:style-name="P1"/>
      <text:p text:style-name="P1"/>
      <text:p text:style-name="P1"/>
      <text:h text:style-name="Heading_20_3" text:outline-level="3"><text:bookmark-start text:name="__RefHeading__3897_2072977508"/>VA und PHP<text:bookmark-end text:name="__RefHeading__3897_2072977508"/></text:h>
      <text:p text:style-name="P1"/>
      <text:p text:style-name="P17">4.<text:line-break/>Vervollständigen Sie folg. Php Skript (va.php) u. inkludieren Sie es in eine statische HTML-Seite.</text:p>
      <text:p text:style-name="P17"><text:span text:style-name="T10">Bitte wählen Sie ein bel. Datenbanksystem. (hier Oracle)</text:span> </text:p>
      <text:p text:style-name="P1"/>
      <text:p text:style-name="P1">&lt;!-- BEGIN ----Veranstaltungskalender------------------------------- Veranstaltungskalender --&gt;</text:p>
      <text:p text:style-name="P1">&lt;!-- Anton Hofmann --&gt;</text:p>
      <text:p text:style-name="P1">&lt;!------ HEUTE <text:s text:c="4"/>MORGEN <text:s text:c="3"/>Balken -------&gt;</text:p>
      <text:p text:style-name="P2">&lt;TABLE width=100%&gt;&lt;TR&gt;</text:p>
      <text:p text:style-name="P2">&lt;TD bgcolor="#FFD17E"&gt;&lt;FONT FACE="Arial,Helvetica,Geneva" size=-2 color="#002A4C"&gt;</text:p>
      <text:p text:style-name="P4">&lt;B&gt;HEUTE &lt;?php print date('d.m.'); ?&gt;&lt;/B&gt;&lt;/FONT&gt;&lt;/TD&gt;&lt;TD bgcolor="#FFD17E"&gt;</text:p>
      <text:p text:style-name="P2">&lt;FONT FACE="Arial,Helvetica,Geneva" size=-2 color="#002A4C"&gt;</text:p>
      <text:p text:style-name="P4">&lt;B&gt;MORGEN &lt;?php print date("d.m.",mktime(0,0,0,date("m"), date("d")+1,date("Y"))) ; ?&gt; </text:p>
      <text:p text:style-name="P4">&lt;/B&gt;&lt;/FONT&gt;&lt;/TD&gt;&lt;/TR&gt;</text:p>
      <text:p text:style-name="P2">&lt;TR align=top&gt;&lt;TD valign=top&gt;&lt;FONT FACE="Arial,Helvetica,Geneva" size=-2 color="#002A4C"&gt;</text:p>
      <text:p text:style-name="P2"/>
      <text:p text:style-name="P2"/>
      <text:p text:style-name="P3">&lt;!--------HEUTE <text:s/>SPALTE --------------------------------&gt;</text:p>
      <text:p text:style-name="P3">&lt;?php $conn = Ora_Logon(????????????????????????????);</text:p>
      <text:p text:style-name="P3">$curs = ora_open($conn);</text:p>
      <text:p text:style-name="P3">ora_commitoff($conn);</text:p>
      <text:p text:style-name="P3"/>
      <text:p text:style-name="P3">$query_heute = sprintf("select zeit, titel, id from va_veranstaltungen where to_char(datum, 'DD.MM.YYYY') = to_char(sysdate,'DD.MM.YYYY') order by zeit");</text:p>
      <text:p text:style-name="P3">ora_parse($curs, $query_heute);</text:p>
      <text:p text:style-name="P3">ora_exec($curs);</text:p>
      <text:p text:style-name="P3"/>
      <text:p text:style-name="P2">$ncols = ora_numcols($curs);</text:p>
      <text:p text:style-name="P2">while (ora_fetch($curs))</text:p>
      <text:p text:style-name="Standard"><text:span text:style-name="T2"><text:s text:c="2"/></text:span><text:span text:style-name="T4">{</text:span></text:p>
      <text:p text:style-name="P3"><text:s text:c="3"/>$i=0;</text:p>
      <text:p text:style-name="P3"><text:s text:c="3"/>while($i&lt;$ncols-1) {</text:p>
      <text:p text:style-name="P3"><text:s/><text:tab/>$zeit= ora_getcolumn($curs,$i);</text:p>
      <text:p text:style-name="P3"><text:tab/>$i++;</text:p>
      <text:p text:style-name="P3"><text:tab/>$titel= ora_getcolumn($curs,$i);</text:p>
      <text:p text:style-name="P3"><text:tab/>$i++;</text:p>
      <text:p text:style-name="P3"><text:tab/>$id= ora_getcolumn($curs,$i);</text:p>
      <text:p text:style-name="Standard"><text:span text:style-name="T4"><text:tab/></text:span><text:span text:style-name="T2">print "&lt;FONT color=\"gray\"&gt;"; </text:span></text:p>
      <text:p text:style-name="P2"><text:tab/>print "$zeit <text:s text:c="3"/>"; </text:p>
      <text:p text:style-name="Standard"><text:span text:style-name="T2"><text:tab/></text:span><text:span text:style-name="T5">print "&lt;A HREF=\"????????????????????????????????????????";</text:span></text:p>
      <text:p text:style-name="P4"><text:tab/>print "????????????????????????????????????????????????=$id\"&gt;";</text:p>
      <text:p text:style-name="P4"><text:tab/>print "$titel"; </text:p>
      <text:p text:style-name="P4"><text:soft-page-break/><text:tab/>print "&lt;/FONT&gt;&lt;/A&gt;&lt;br&gt;";</text:p>
      <text:p text:style-name="P4"><text:s text:c="3"/>}</text:p>
      <text:p text:style-name="P4"><text:s/>}</text:p>
      <text:p text:style-name="P4">ora_close($curs);ora_logoff($conn);</text:p>
      <text:p text:style-name="P4">?&gt;</text:p>
      <text:p text:style-name="P4">&lt;/FONT&gt;&lt;/TD&gt;</text:p>
      <text:p text:style-name="P2">&lt;TD valign=top&gt;&lt;FONT FACE="Arial,Helvetica,Geneva" size=-2 color="#002A4C"&gt;</text:p>
      <text:p text:style-name="P2"/>
      <text:p text:style-name="P2"/>
      <text:p text:style-name="P3">&lt;!------------ MORGEN SPALTE ---------------------------------------&gt;</text:p>
      <text:p text:style-name="P3">&lt;?php </text:p>
      <text:p text:style-name="P3">$conn = Ora_Logon("????????????????????????????????????????????");</text:p>
      <text:p text:style-name="P3">$curs = ora_open($conn);</text:p>
      <text:p text:style-name="P3">ora_commitoff($conn);</text:p>
      <text:p text:style-name="P3">$query = sprintf("select zeit, titel, id from va_veranstaltungen where to_char(datum, 'DD.MM.YYYY') = to_char(sysdate+1, 'DD.MM.YYYY') order by zeit");</text:p>
      <text:p text:style-name="P3"/>
      <text:p text:style-name="P3">ora_parse($curs, $query);</text:p>
      <text:p text:style-name="P3">ora_exec($curs);</text:p>
      <text:p text:style-name="P3"/>
      <text:p text:style-name="P2">$ncols = ora_numcols($curs);</text:p>
      <text:p text:style-name="P2">while (ora_fetch($curs))</text:p>
      <text:p text:style-name="Standard"><text:span text:style-name="T2"><text:s text:c="2"/></text:span><text:span text:style-name="T4">{</text:span></text:p>
      <text:p text:style-name="P3"><text:s text:c="3"/>$i=0;</text:p>
      <text:p text:style-name="P3"><text:s text:c="3"/>while($i&lt;$ncols-1) {</text:p>
      <text:p text:style-name="P3"><text:tab/>$zeit= ora_getcolumn($curs,$i);</text:p>
      <text:p text:style-name="P3"><text:tab/>$i++;</text:p>
      <text:p text:style-name="P3"><text:tab/>$titel= ora_getcolumn($curs,$i);</text:p>
      <text:p text:style-name="P3"><text:tab/>$i++;</text:p>
      <text:p text:style-name="P3"><text:tab/>$id= ora_getcolumn($curs,$i);</text:p>
      <text:p text:style-name="Standard"><text:span text:style-name="T4"><text:tab/></text:span><text:span text:style-name="T2">print "&lt;FONT color=\"gray\"&gt;"; </text:span></text:p>
      <text:p text:style-name="P2"><text:tab/>print "$zeit <text:s text:c="3"/>"; </text:p>
      <text:p text:style-name="Standard"><text:span text:style-name="T2"><text:tab/></text:span><text:span text:style-name="T5">print "&lt;A HREF=\”????????????????????????????????????????????????";</text:span></text:p>
      <text:p text:style-name="P4"><text:tab/>print "??????????????????????????????????????????????=$id\"&gt;";</text:p>
      <text:p text:style-name="P4"><text:tab/>print "$titel"; </text:p>
      <text:p text:style-name="P4"><text:tab/>print "&lt;/FONT&gt;&lt;/A&gt;&lt;br&gt;";</text:p>
      <text:p text:style-name="P4"><text:s text:c="3"/>}</text:p>
      <text:p text:style-name="P4"><text:s/>}</text:p>
      <text:p text:style-name="P4">ora_close($curs);ora_logoff($conn);</text:p>
      <text:p text:style-name="P4">?&gt;</text:p>
      <text:p text:style-name="P4">&lt;/FONT&gt;&lt;/TD&gt;&lt;/TR&gt;</text:p>
      <text:p text:style-name="P1">&lt;/TABLE&gt;</text:p>
      <text:p text:style-name="P1">&lt;!-- END ----Veranstaltungskalender---------------------------------- Veranstaltungskalender --&gt;</text:p>
      <text:p text:style-name="P1">&lt;!-- Anton Hofmann --&gt;</text:p>
      <text:p text:style-name="P1"/>
      <text:p text:style-name="P1"/>
      <text:p text:style-name="P1"/>
      <text:p text:style-name="Text_20_body"/>
      <text:p text:style-name="Text_20_body"/>
      <text:h text:style-name="Heading_20_2" text:outline-level="2"><text:bookmark-start text:name="__RefHeading__3899_2072977508"/><text:span text:style-name="T10">Aufgabe</text:span>: FAQ<text:bookmark-end text:name="__RefHeading__3899_2072977508"/></text:h>
      <text:p text:style-name="P5"/>
      <text:p text:style-name="P12"><text:soft-page-break/>Erstellen Sie folg. Anwendung: Datenbankzugriff I (PHP und FAQ)</text:p>
      <text:p text:style-name="P12">http://localhost/<text:span text:style-name="T10">home</text:span>/<text:span text:style-name="T10">faq/</text:span>fragen.php</text:p>
      <text:p text:style-name="Standard"><text:span text:style-name="T1"><text:line-break/></text:span><text:span text:style-name="T6">Grundlagen:<text:line-break/></text:span>Die Tabelle fragen:</text:p>
      <text:p text:style-name="Standard"/>
      <text:list xml:id="list4258482497231424461" text:style-name="WW8Num45">
        <text:list-item>
          <text:p text:style-name="P14">create table</text:p>
        </text:list-item>
      </text:list>
      <text:p text:style-name="P9">Tabellenname: fragen <text:s text:c="2"/></text:p>
      <text:p text:style-name="P11">Spalten: </text:p>
      <text:p text:style-name="P10">ID number(10) primary key, </text:p>
      <text:p text:style-name="P11">thema varchar2(240), </text:p>
      <text:p text:style-name="P11">kapitel varchar2(240), </text:p>
      <text:p text:style-name="P9"><text:span text:style-name="T1">frage </text:span>varchar2(240), </text:p>
      <text:p text:style-name="P9">antwort varchar2(4000), </text:p>
      <text:p text:style-name="P10">hinweis varchar2(4000)</text:p>
      <text:p text:style-name="Standard"/>
      <text:p text:style-name="Standard"><text:s/>(user: schueler) soll mittels php folgendermaßen angezeigt werden:<text:line-break/><text:line-break/><text:line-break/><text:span text:style-name="T7">Aufgabe: (fragen.php)<text:line-break/></text:span>Die in der Tabelle fragen erfassten Datensätze soll in der FragenPage aufgelistet werden. Dazu erstellen wir ein php-Programm (File: fragen.php), das sowohl die FragenPage als auch die AntwortPage erstellt.<text:line-break/><text:line-break/>1.    FragenPage:<text:line-break/></text:p>
      <text:p text:style-name="Textkörper_20_2">        Überschrift:    SQL-Fragen und Antworten<text:line-break/>        Autor:            N.N.<text:line-break/><text:line-break/>        Thema:    SQL<text:line-break/>        Kapitel:   select<text:line-break/>        Frage:     Liste alle Professoren<text:line-break/>        ............   ........................</text:p>
      <text:p text:style-name="Standard"><text:line-break/>        Die Spalte Frage soll mittels Link auf die AntwortPage verweisen<text:line-break/><text:line-break/>2. AntwortPage:<text:line-break/></text:p>
      <text:p text:style-name="P7">        Überschrift:    SQL-Fragen und Antworten<text:line-break/>        Autor:            N.N.<text:line-break/><text:line-break/>        Thema:    SQL<text:line-break/>        Kapitel:   select<text:line-break/>        Frage:     Liste alle Professoren<text:line-break/>        Antwort:  select * from is_professoren<text:line-break/>        Hinweis:  .....<text:line-break/><text:line-break/>         Zurück</text:p>
      <text:p text:style-name="HTML_20_Vorformatiert"><text:line-break/><text:span text:style-name="T8">Achten Sie auf ein sehr ansprechendes Layout! <text:line-break/><text:line-break/></text:span><text:span text:style-name="T9">Hinweis: (HTML, CSS)<text:line-break/></text:span><text:soft-page-break/><text:span text:style-name="T8">siehe SELFHTML<text:line-break/><text:line-break/></text:span><text:span text:style-name="T9">Hinweis: (PHP)<text:line-break/></text:span>if (isset($_GET['id']))<text:line-break/>{ <text:line-break/>       //die globale umgebungsvaribale id ist gesetzt, d.h. die URL lautet:<text:line-break/>       //http://localhost/fh/fragen.php?id=4711<text:line-break/>       //AntwortPage:<text:line-break/>}<text:line-break/>else<text:line-break/>{<text:line-break/>      //FragenPage:<text:line-break/>}<text:line-break/><text:line-break/></text:p>
      <text:p text:style-name="P12">Aufgabe: (fragen-edit.php)</text:p>
      <text:p text:style-name="P1"><text:line-break/></text:p>
      <text:p text:style-name="P12">Wir wollen nun noch in die AntwortPage einen Linke namens Edit einfügen, der das Editieren des aktuellen Datensatzes ermöglicht.<text:line-break/>EditPage:</text:p>
      <text:p text:style-name="P7">        Überschrift:    SQL-Fragen und Antworten<text:line-break/>        Autor:            N.N.<text:line-break/><text:line-break/>        Thema:    SQL<text:line-break/>        Kapitel:   select<text:line-break/>        Frage:     Liste alle Professoren<text:line-break/>        Antwort:  select * from is_professoren<text:line-break/>        Hinweis:  .....<text:line-break/><text:line-break/>        Speichern   Reset  Zurück (zur FragenPage)</text:p>
      <text:p text:style-name="Standard"><text:line-break/><text:span text:style-name="T6">Hinweis:  fragen-edit.php<text:line-break/></text:span>Auch diese Datei enthält 2 Bereiche: </text:p>
      <text:list xml:id="list5670824040773837918" text:style-name="WW8Num16">
        <text:list-item>
          <text:p text:style-name="P15">FormularPage: Ausgabe eines HTML-Formulares</text:p>
          <text:list>
            <text:list-item>
              <text:p text:style-name="P15">Achte auf das Hidden-Formular-Feld! Darin wird die ID des aktuellen Datensatzes an die UpdatePage übergeben.</text:p>
            </text:list-item>
          </text:list>
        </text:list-item>
        <text:list-item>
          <text:p text:style-name="P15">ActionPage: Update der Datenbanktabelle<text:line-break/></text:p>
        </text:list-item>
      </text:list>
      <text:p text:style-name="P8"><text:span text:style-name="HTML_20_Code">....</text:span><text:line-break/><text:span text:style-name="HTML_20_Code">&lt;?</text:span><text:line-break/><text:span text:style-name="HTML_20_Code">// Datenbank verbinden</text:span><text:line-break/><text:span text:style-name="HTML_20_Code">......</text:span><text:line-break/><text:line-break/><text:span text:style-name="HTML_20_Code"><text:span text:style-name="T1">if (isset($_GET['id'])) { </text:span></text:span><text:span text:style-name="T1"><text:line-break/></text:span><text:span text:style-name="HTML_20_Code"><text:span text:style-name="T1">// </text:span></text:span><text:span text:style-name="T1"><text:line-break/></text:span><text:span text:style-name="HTML_20_Code"><text:span text:style-name="T1">// FormularPage</text:span></text:span><text:span text:style-name="T1"><text:line-break/></text:span><text:span text:style-name="HTML_20_Code"><text:span text:style-name="T1">//</text:span></text:span><text:span text:style-name="T1"><text:line-break/></text:span><text:span text:style-name="HTML_20_Code"><text:span text:style-name="T1">   ...</text:span></text:span><text:span text:style-name="HTML_20_Code">("SELECT id,thema,kapitel,frage,antwort,hinweis FROM fragen where id=" . </text:span><text:span text:style-name="HTML_20_Code"><text:span text:style-name="T2">$_GET['id']); </text:span></text:span><text:span text:style-name="T2"><text:line-break/></text:span><text:span text:style-name="HTML_20_Code"><text:span text:style-name="T2"> </text:span></text:span><text:span text:style-name="T2"><text:line-break/></text:span><text:span text:style-name="HTML_20_Code"><text:span text:style-name="T2">   echo "&lt;form action=\"fragen-edit.php\" method=\"POST\"&gt;";</text:span></text:span><text:span text:style-name="T2"><text:line-break/></text:span><text:soft-page-break/><text:span text:style-name="HTML_20_Code"><text:span text:style-name="T3">   echo "&lt;input type=\"hidden\" name=\"id\" value=\"" . $_GET['id'] . "\"&gt;";</text:span></text:span><text:span text:style-name="T3"><text:line-break/></text:span><text:span text:style-name="HTML_20_Code"><text:span text:style-name="T2">        </text:span></text:span><text:span text:style-name="T2"><text:line-break/></text:span><text:span text:style-name="HTML_20_Code"><text:span text:style-name="T2">   echo "&lt;table&gt;";</text:span></text:span><text:span text:style-name="T2"><text:line-break/></text:span><text:span text:style-name="HTML_20_Code"><text:span text:style-name="T2">        </text:span></text:span><text:span text:style-name="T2"><text:line-break/></text:span><text:span text:style-name="HTML_20_Code"><text:span text:style-name="T2">  // Datensätze holen</text:span></text:span><text:span text:style-name="T2"><text:line-break/></text:span><text:span text:style-name="HTML_20_Code"><text:span text:style-name="T2">while (OCIfetch($stmt)) {</text:span></text:span><text:span text:style-name="T2"><text:line-break/></text:span><text:span text:style-name="HTML_20_Code"><text:span text:style-name="T2"> echo "&lt;tr&gt;&lt;td&gt;&lt;B&gt;Thema:&lt;/B&gt;&lt;/td&gt;&lt;td&gt;”;</text:span></text:span></text:p>
      <text:p text:style-name="P8"><text:span text:style-name="HTML_20_Code"><text:span text:style-name="T2"><text:s/>echo “&lt;input type=\"text\" name=\"thema\" value=\"";</text:span></text:span></text:p>
      <text:p text:style-name="P8"><text:span text:style-name="CODE"><text:span text:style-name="T2"><text:s/>echo ociresult($stmt,"TEST") . </text:span></text:span><text:span text:style-name="HTML_20_Code"><text:span text:style-name="T2">"\" size=120&gt;&lt;/td&gt;&lt;/tr&gt;";</text:span></text:span></text:p>
      <text:p text:style-name="P8"><text:span text:style-name="T2"><text:s text:c="2"/>….<text:line-break/></text:span><text:span text:style-name="HTML_20_Code"><text:span text:style-name="T2"> echo "&lt;/form&gt;";</text:span></text:span><text:span text:style-name="T2"><text:line-break/></text:span><text:span text:style-name="HTML_20_Code"><text:span text:style-name="T2">}</text:span></text:span><text:span text:style-name="T2"><text:line-break/></text:span><text:span text:style-name="HTML_20_Code"><text:span text:style-name="T2">else{</text:span></text:span><text:span text:style-name="T2"><text:line-break/></text:span><text:span text:style-name="HTML_20_Code"><text:span text:style-name="T2">// </text:span></text:span><text:span text:style-name="T2"><text:line-break/></text:span><text:span text:style-name="HTML_20_Code"><text:span text:style-name="T2">// ActionPage</text:span></text:span><text:span text:style-name="T2"><text:line-break/></text:span><text:span text:style-name="HTML_20_Code"><text:span text:style-name="T2">//</text:span></text:span><text:span text:style-name="T2"><text:line-break/></text:span><text:span text:style-name="HTML_20_Code"><text:span text:style-name="T2">    // Datenbank updaten</text:span></text:span><text:span text:style-name="T2"><text:line-break/></text:span><text:span text:style-name="HTML_20_Code"><text:span text:style-name="T2">        .....</text:span></text:span><text:span text:style-name="T2"><text:line-break/></text:span><text:span text:style-name="HTML_20_Code"><text:span text:style-name="T2">    // Update statement anzeigen </text:span></text:span><text:span text:style-name="T2"><text:line-break/></text:span><text:span text:style-name="HTML_20_Code"><text:span text:style-name="T2">        echo "update fragen set .......................... where id=$id";</text:span></text:span><text:span text:style-name="T2"><text:line-break/></text:span><text:span text:style-name="HTML_20_Code"><text:span text:style-name="T2">        </text:span></text:span><text:span text:style-name="T2"><text:line-break/></text:span><text:span text:style-name="HTML_20_Code"><text:span text:style-name="T2">        echo "&lt;br&gt;" . mysql_error();</text:span></text:span><text:span text:style-name="T2"><text:line-break/></text:span><text:span text:style-name="HTML_20_Code"><text:span text:style-name="T2">        echo "&lt;hr&gt;";</text:span></text:span><text:span text:style-name="T2"><text:line-break/><text:line-break/></text:span><text:span text:style-name="HTML_20_Code"><text:span text:style-name="T2">    // zur Kontrolle Datenbankinhalt nochmals anzeigen</text:span></text:span><text:span text:style-name="T2"><text:line-break/></text:span><text:span text:style-name="HTML_20_Code"><text:span text:style-name="T2">....</text:span></text:span></text:p>
      <text:p text:style-name="P6"/>
      <text:p text:style-name="P12">Datenbankzugriff II: (PHP und FAQ V2)</text:p>
      <text:p text:style-name="Standard"><text:line-break/><text:span text:style-name="T7">Aufgabe:<text:line-break/></text:span></text:p>
      <text:p text:style-name="Standard">Erweitern sie obiges Programm fragen.php folgendermaßen.<text:line-break/><text:line-break/>Die FragenPage soll pro Frage ein eigenes Formular mit</text:p>
      <text:list xml:id="list1265307525455288445" text:style-name="WW8Num71">
        <text:list-item>
          <text:p text:style-name="P16">einem Textfeld</text:p>
        </text:list-item>
        <text:list-item>
          <text:p text:style-name="P16">einem submit-Button </text:p>
        </text:list-item>
      </text:list>
      <text:p text:style-name="Standard">Im Textfeld kann der User ein SQL-Statement eingeben.<text:line-break/><text:line-break/>Die AntwortPage soll zu den in Datenbankzugriff I formulierten Anzeigen, das Ergebnis des  im Textfeld eingegebenen  SQL-Befehls anzeigen.<text:line-break/></text:p>
      <text:p text:style-name="Standard"/>
      <text:p text:style-name="Standard"/>
      <text:p text:style-name="Standard"/>
      <text:p text:style-name="Standard">Unterlagen: fragen_mysql_mit_antwort.sql <text:s/><text:span text:style-name="T10">(im Kapitel Datenbank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Textkörper_20_2" style:display-name="Textkörper 2" style:family="paragraph" style:parent-style-name="Standard">
      <style:paragraph-properties fo:margin-top="0cm" fo:margin-bottom="0.423cm" style:contextual-spacing="false" fo:padding="0cm" fo:border="2.49pt solid #000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WW8Num16z1" style:family="text">
      <style:text-properties style:font-name="Courier New1" fo:font-family="'Courier New'" style:font-family-generic="modern" fo:font-size="10pt" style:font-size-asian="10pt"/>
    </style:style>
    <style:style style:name="HTML_20_Code" style:display-name="HTML Code" style:family="text" style:parent-style-name="Absatz-Standardschriftart">
      <style:text-properties style:font-name="Courier New1" fo:font-family="'Courier New'" style:font-family-generic="modern" fo:font-size="10pt" style:font-name-asian="Courier New1" style:font-family-asian="'Courier New'" style:font-family-generic-asian="modern" style:font-size-asian="10pt" style:font-name-complex="Courier New1" style:font-family-complex="'Courier New'" style:font-family-generic-complex="modern" style:font-size-complex="10pt"/>
    </style:style>
    <style:style style:name="CODE" style:family="text">
      <style:text-properties style:font-name="Courier New1" fo:font-family="'Courier New'" style:font-family-generic="modern" fo:font-size="10pt" style:font-size-asian="10pt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5z4" style:family="text">
      <style:text-properties style:font-name="Courier New1" fo:font-family="'Courier New'" style:font-family-generic="moder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7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5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z4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45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z4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45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490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formatik</text:span><text:tab/><text:file-name text:display="name-and-extension">u_php-faq-va.odt</text:file-name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1-05-04T16:07:51</meta:creation-date>
    <meta:editing-cycles>3</meta:editing-cycles>
    <meta:editing-duration>PT38M28S</meta:editing-duration>
    <meta:initial-creator>Anton Hofmann</meta:initial-creator>
    <dc:date>2014-03-02T20:55:18.056212000</dc:date>
    <dc:creator>Anton Hofmann</dc:creator>
    <meta:document-statistic meta:table-count="0" meta:image-count="0" meta:object-count="0" meta:page-count="6" meta:paragraph-count="150" meta:word-count="799" meta:character-count="7608" meta:non-whitespace-character-count="626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htl/ab/meineVorlagen/arbeitsunterlage.ott" meta:date="2011-05-04T16:07:51"/>
  </office:meta>
</office:document-meta>
</file>